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fff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Linear-Automati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Distance(ft)</text:p>
          </table:table-cell>
          <table:table-cell office:value-type="string" calcext:value-type="string">
            <text:p>Speed(mph)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34" calcext:value-type="float">
            <text:p>23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91" calcext:value-type="float">
            <text:p>29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09" calcext:value-type="float">
            <text:p>30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28" calcext:value-type="float">
            <text:p>32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72" calcext:value-type="float">
            <text:p>37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79" calcext:value-type="float">
            <text:p>47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82" calcext:value-type="float">
            <text:p>58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90" calcext:value-type="float">
            <text:p>59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" calcext:value-type="float">
            <text:p>61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26" calcext:value-type="float">
            <text:p>62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42" calcext:value-type="float">
            <text:p>64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59" calcext:value-type="float">
            <text:p>65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79" calcext:value-type="float">
            <text:p>67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00" calcext:value-type="float">
            <text:p>7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23" calcext:value-type="float">
            <text:p>72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8" calcext:value-type="float">
            <text:p>74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5" calcext:value-type="float">
            <text:p>77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04" calcext:value-type="float">
            <text:p>804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68" calcext:value-type="float">
            <text:p>868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02" calcext:value-type="float">
            <text:p>90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39" calcext:value-type="float">
            <text:p>939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77" calcext:value-type="float">
            <text:p>977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17" calcext:value-type="float">
            <text:p>101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59" calcext:value-type="float">
            <text:p>105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03" calcext:value-type="float">
            <text:p>1103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149" calcext:value-type="float">
            <text:p>114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197" calcext:value-type="float">
            <text:p>119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6" calcext:value-type="float">
            <text:p>1246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98" calcext:value-type="float">
            <text:p>129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51" calcext:value-type="float">
            <text:p>135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14" calcext:value-type="float">
            <text:p>141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423" calcext:value-type="float">
            <text:p>1423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33" calcext:value-type="float">
            <text:p>143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45" calcext:value-type="float">
            <text:p>144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58" calcext:value-type="float">
            <text:p>145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72" calcext:value-type="float">
            <text:p>147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06" calcext:value-type="float">
            <text:p>150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25" calcext:value-type="float">
            <text:p>1525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546" calcext:value-type="float">
            <text:p>154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8" calcext:value-type="float">
            <text:p>156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591" calcext:value-type="float">
            <text:p>1591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616" calcext:value-type="float">
            <text:p>1616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642" calcext:value-type="float">
            <text:p>164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670" calcext:value-type="float">
            <text:p>167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700" calcext:value-type="float">
            <text:p>17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0" calcext:value-type="float">
            <text:p>173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763" calcext:value-type="float">
            <text:p>1763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831" calcext:value-type="float">
            <text:p>183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68" calcext:value-type="float">
            <text:p>186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906" calcext:value-type="float">
            <text:p>190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946" calcext:value-type="float">
            <text:p>1946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987" calcext:value-type="float">
            <text:p>1987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029" calcext:value-type="float">
            <text:p>202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073" calcext:value-type="float">
            <text:p>2073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" calcext:value-type="float">
            <text:p>2119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166" calcext:value-type="float">
            <text:p>2166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214" calcext:value-type="float">
            <text:p>221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264" calcext:value-type="float">
            <text:p>2264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315" calcext:value-type="float">
            <text:p>2315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68" calcext:value-type="float">
            <text:p>236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22" calcext:value-type="float">
            <text:p>242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478" calcext:value-type="float">
            <text:p>2478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535" calcext:value-type="float">
            <text:p>253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593" calcext:value-type="float">
            <text:p>2593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4" calcext:value-type="float">
            <text:p>2654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715" calcext:value-type="float">
            <text:p>271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778" calcext:value-type="float">
            <text:p>2778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852" calcext:value-type="float">
            <text:p>285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864" calcext:value-type="float">
            <text:p>2864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877" calcext:value-type="float">
            <text:p>2877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891" calcext:value-type="float">
            <text:p>2891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07" calcext:value-type="float">
            <text:p>290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925" calcext:value-type="float">
            <text:p>292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3" calcext:value-type="float">
            <text:p>2943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64" calcext:value-type="float">
            <text:p>2964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86" calcext:value-type="float">
            <text:p>2986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009" calcext:value-type="float">
            <text:p>3009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034" calcext:value-type="float">
            <text:p>3034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060" calcext:value-type="float">
            <text:p>3060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088" calcext:value-type="float">
            <text:p>308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3117" calcext:value-type="float">
            <text:p>3117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148" calcext:value-type="float">
            <text:p>314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181" calcext:value-type="float">
            <text:p>3181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14" calcext:value-type="float">
            <text:p>32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250" calcext:value-type="float">
            <text:p>3250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87" calcext:value-type="float">
            <text:p>328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325" calcext:value-type="float">
            <text:p>332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365" calcext:value-type="float">
            <text:p>336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406" calcext:value-type="float">
            <text:p>3406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449" calcext:value-type="float">
            <text:p>3449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493" calcext:value-type="float">
            <text:p>349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539" calcext:value-type="float">
            <text:p>3539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586" calcext:value-type="float">
            <text:p>358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35" calcext:value-type="float">
            <text:p>363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685" calcext:value-type="float">
            <text:p>3685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736" calcext:value-type="float">
            <text:p>3736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790" calcext:value-type="float">
            <text:p>3790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844" calcext:value-type="float">
            <text:p>384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901" calcext:value-type="float">
            <text:p>390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958" calcext:value-type="float">
            <text:p>395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017" calcext:value-type="float">
            <text:p>40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078" calcext:value-type="float">
            <text:p>4078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140" calcext:value-type="float">
            <text:p>4140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4" calcext:value-type="float">
            <text:p>4204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269" calcext:value-type="float">
            <text:p>4269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336" calcext:value-type="float">
            <text:p>433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404" calcext:value-type="float">
            <text:p>440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473" calcext:value-type="float">
            <text:p>4473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544" calcext:value-type="float">
            <text:p>4544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617" calcext:value-type="float">
            <text:p>4617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691" calcext:value-type="float">
            <text:p>4691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767" calcext:value-type="float">
            <text:p>4767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44" calcext:value-type="float">
            <text:p>4844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2" calcext:value-type="float">
            <text:p>4922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002" calcext:value-type="float">
            <text:p>500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84" calcext:value-type="float">
            <text:p>5084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167" calcext:value-type="float">
            <text:p>5167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251" calcext:value-type="float">
            <text:p>5251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337" calcext:value-type="float">
            <text:p>5337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op Speed:</text:p>
          </table:table-cell>
          <table:table-cell table:formula="of:=MAX([.C1:.C157])"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eadsheet created by Jonathan Pfeffer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1:07:08.389000000</meta:creation-date>
    <dc:date>2018-01-23T11:42:32.905000000</dc:date>
    <meta:editing-duration>PT5M13S</meta:editing-duration>
    <meta:editing-cycles>1</meta:editing-cycles>
    <meta:document-statistic meta:table-count="1" meta:cell-count="788" meta:object-count="0"/>
    <meta:generator>LibreOffice/5.3.6.1$Windows_X86_64 LibreOffice_project/686f202eff87ef707079aeb7f485847613344eb7</meta:generator>
  </office:meta>
</office:document-meta>
</file>